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8000001387A0F9B253CDB9F45.png" manifest:media-type="image/png"/>
  <manifest:file-entry manifest:full-path="Pictures/100002010000029A000001B5C15B3F7B1446203E.png" manifest:media-type="image/png"/>
  <manifest:file-entry manifest:full-path="Pictures/10000201000001F200000026AC8AB24890CC4C61.png" manifest:media-type="image/png"/>
  <manifest:file-entry manifest:full-path="Pictures/1000020100000239000000EB4411FA2310061857.png" manifest:media-type="image/png"/>
  <manifest:file-entry manifest:full-path="Pictures/100002010000017A0000007BF8E7C00F9D0AA96F.png" manifest:media-type="image/png"/>
  <manifest:file-entry manifest:full-path="Pictures/10000201000001210000007328C4304D0EA5CC3E.png" manifest:media-type="image/png"/>
  <manifest:file-entry manifest:full-path="Pictures/10000201000002230000005F9E6055D7870682E2.png" manifest:media-type="image/png"/>
  <manifest:file-entry manifest:full-path="Pictures/10000201000000780000001EA13E6497A7513AA6.png" manifest:media-type="image/png"/>
  <manifest:file-entry manifest:full-path="Pictures/10000201000000EB0000006028FD3C2FE6E987F2.png" manifest:media-type="image/png"/>
  <manifest:file-entry manifest:full-path="Pictures/100002010000024C000001BF2F85B8ED4092D4C0.png" manifest:media-type="image/png"/>
  <manifest:file-entry manifest:full-path="Pictures/100002010000022A0000004F23082FF2F8BE95F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2a3990" draw:stroke-linejoin="round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79cm" svg:stroke-color="#2a399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6cm" svg:stroke-color="#2a399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2a399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solid" style:text-underline-width="auto" style:text-underline-color="font-color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NSI | DM 2 - exposés</text:span></text:p>
          </draw:text-box>
        </draw:frame>
        <draw:frame draw:name="Google Shape;86;p13" presentation:style-name="pr2" draw:text-style-name="P3" draw:layer="layout" svg:width="22.838cm" svg:height="1.202cm" svg:x="1.661cm" svg:y="7.544cm" presentation:class="subtitle" presentation:user-transformed="true">
          <draw:text-box>
            <text:p text:style-name="P1"><text:span text:style-name="T2">Sujet 11</text:span></text:p>
          </draw:text-box>
        </draw:frame>
        <presentation:notes draw:style-name="dp2">
          <draw:page-thumbnail draw:name="Google Shape;82;gc6f9e470d_0_0:notes" draw:style-name="gr1" draw:layer="layout" svg:width="16.933cm" svg:height="9.524cm" svg:x="1.059cm" svg:y="1.905cm" draw:page-number="1" presentation:class="page"/>
          <draw:frame draw:name="Google Shape;83;gc6f9e470d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ème :" draw:style-name="dp1" draw:master-page-name="TITLE_5f_ONLY" presentation:presentation-page-layout-name="AL2T19">
        <draw:frame draw:name="Google Shape;91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Problème :</text:span></text:p>
          </draw:text-box>
        </draw:frame>
        <draw:frame draw:name="Google Shape;92;p14" draw:style-name="gr2" draw:text-style-name="P6" draw:layer="layout" svg:width="15.88cm" svg:height="10.419cm" svg:x="4.76cm" svg:y="2.827cm">
          <draw:image xlink:href="Pictures/100002010000029A000001B5C15B3F7B1446203E.png" xlink:type="simple" xlink:show="embed" xlink:actuate="onLoad">
            <text:p/>
          </draw:image>
        </draw:frame>
        <draw:custom-shape draw:name="Google Shape;93;p14" draw:style-name="gr3" draw:text-style-name="P7" draw:layer="layout" svg:width="2.363cm" svg:height="1.459cm" svg:x="4.44cm" svg:y="2.71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c6f9e470d_0_5:notes" draw:style-name="gr1" draw:layer="layout" svg:width="16.933cm" svg:height="9.524cm" svg:x="1.059cm" svg:y="1.905cm" draw:page-number="2" presentation:class="page"/>
          <draw:frame draw:name="Google Shape;89;gc6f9e470d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" draw:style-name="dp1" draw:master-page-name="SECTION_5f_TITLE_5f_AND_5f_DESCRIPTION">
        <draw:frame draw:name="Google Shape;98;p15" presentation:style-name="pr6" draw:text-style-name="P2" draw:layer="layout" svg:width="11.236cm" svg:height="2.157cm" svg:x="0.738cm" svg:y="0.514cm" presentation:class="title" presentation:user-transformed="true">
          <draw:text-box>
            <text:p text:style-name="P8"><text:span text:style-name="T4">Solution</text:span></text:p>
          </draw:text-box>
        </draw:frame>
        <draw:frame draw:name="Google Shape;99;p15" presentation:style-name="pr6" draw:text-style-name="P2" draw:layer="layout" svg:width="11.236cm" svg:height="2.157cm" svg:x="13.536cm" svg:y="0.514cm" presentation:class="title" presentation:user-transformed="true">
          <draw:text-box>
            <text:p text:style-name="P8"><text:span text:style-name="T1">Résultats</text:span></text:p>
          </draw:text-box>
        </draw:frame>
        <draw:custom-shape draw:name="Google Shape;100;p15" draw:style-name="gr4" draw:text-style-name="P9" draw:layer="layout" svg:width="1.664cm" svg:height="0.492cm" svg:x="13.815cm" svg:y="12.19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5" draw:style-name="gr5" draw:text-style-name="P6" draw:layer="layout" svg:width="11.846cm" svg:height="1.004cm" svg:x="0.432cm" svg:y="3.116cm">
          <draw:image xlink:href="Pictures/10000201000001F200000026AC8AB24890CC4C61.png" xlink:type="simple" xlink:show="embed" xlink:actuate="onLoad">
            <text:p/>
          </draw:image>
        </draw:frame>
        <draw:frame draw:name="Google Shape;102;p15" draw:style-name="gr5" draw:text-style-name="P6" draw:layer="layout" svg:width="11.846cm" svg:height="4.892cm" svg:x="0.432cm" svg:y="6.726cm">
          <draw:image xlink:href="Pictures/1000020100000239000000EB4411FA2310061857.png" xlink:type="simple" xlink:show="embed" xlink:actuate="onLoad">
            <text:p/>
          </draw:image>
        </draw:frame>
        <draw:frame draw:name="Google Shape;103;p15" draw:style-name="gr6" draw:text-style-name="P6" draw:layer="layout" svg:width="10cm" svg:height="3.253cm" svg:x="14.154cm" svg:y="4.7cm">
          <draw:image xlink:href="Pictures/100002010000017A0000007BF8E7C00F9D0AA96F.png" xlink:type="simple" xlink:show="embed" xlink:actuate="onLoad">
            <text:p/>
          </draw:image>
        </draw:frame>
        <presentation:notes draw:style-name="dp2">
          <draw:page-thumbnail draw:name="Google Shape;95;gc6f9e470d_0_37:notes" draw:style-name="gr1" draw:layer="layout" svg:width="16.933cm" svg:height="9.524cm" svg:x="1.059cm" svg:y="1.905cm" draw:page-number="3" presentation:class="page"/>
          <draw:frame draw:name="Google Shape;96;gc6f9e470d_0_3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" draw:style-name="dp1" draw:master-page-name="SECTION_5f_TITLE_5f_AND_5f_DESCRIPTION">
        <draw:frame draw:name="Google Shape;108;p16" presentation:style-name="pr6" draw:text-style-name="P2" draw:layer="layout" svg:width="11.236cm" svg:height="2.157cm" svg:x="0.738cm" svg:y="0.514cm" presentation:class="title" presentation:user-transformed="true">
          <draw:text-box>
            <text:p text:style-name="P8"><text:span text:style-name="T4">Solution</text:span></text:p>
          </draw:text-box>
        </draw:frame>
        <draw:frame draw:name="Google Shape;109;p16" presentation:style-name="pr6" draw:text-style-name="P2" draw:layer="layout" svg:width="11.236cm" svg:height="2.157cm" svg:x="13.536cm" svg:y="0.514cm" presentation:class="title" presentation:user-transformed="true">
          <draw:text-box>
            <text:p text:style-name="P8"><text:span text:style-name="T1">Résultats</text:span></text:p>
          </draw:text-box>
        </draw:frame>
        <draw:custom-shape draw:name="Google Shape;110;p16" draw:style-name="gr4" draw:text-style-name="P9" draw:layer="layout" svg:width="1.664cm" svg:height="0.492cm" svg:x="13.815cm" svg:y="12.19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6" draw:style-name="gr6" draw:text-style-name="P6" draw:layer="layout" svg:width="11.337cm" svg:height="1.968cm" svg:x="0.687cm" svg:y="2.493cm">
          <draw:image xlink:href="Pictures/10000201000002230000005F9E6055D7870682E2.png" xlink:type="simple" xlink:show="embed" xlink:actuate="onLoad">
            <text:p/>
          </draw:image>
        </draw:frame>
        <draw:frame draw:name="Google Shape;112;p16" draw:style-name="gr5" draw:text-style-name="P6" draw:layer="layout" svg:width="7.645cm" svg:height="3.042cm" svg:x="2.533cm" svg:y="9.825cm">
          <draw:image xlink:href="Pictures/10000201000001210000007328C4304D0EA5CC3E.png" xlink:type="simple" xlink:show="embed" xlink:actuate="onLoad">
            <text:p/>
          </draw:image>
        </draw:frame>
        <draw:frame draw:name="Google Shape;113;p16" draw:style-name="gr2" draw:text-style-name="P6" draw:layer="layout" svg:width="3.637cm" svg:height="0.909cm" svg:x="17.336cm" svg:y="3.553cm">
          <draw:image xlink:href="Pictures/10000201000000780000001EA13E6497A7513AA6.png" xlink:type="simple" xlink:show="embed" xlink:actuate="onLoad">
            <text:p/>
          </draw:image>
        </draw:frame>
        <draw:frame draw:name="Google Shape;114;p16" draw:style-name="gr2" draw:text-style-name="P6" draw:layer="layout" svg:width="3.637cm" svg:height="1.485cm" svg:x="17.336cm" svg:y="5.954cm">
          <draw:image xlink:href="Pictures/10000201000000EB0000006028FD3C2FE6E987F2.png" xlink:type="simple" xlink:show="embed" xlink:actuate="onLoad">
            <text:p/>
          </draw:image>
        </draw:frame>
        <draw:custom-shape draw:name="Google Shape;115;p16" draw:style-name="gr7" draw:text-style-name="P10" draw:layer="layout" svg:width="3.637cm" svg:height="1.398cm" svg:x="17.336cm" svg:y="8.713cm">
          <text:p text:style-name="P8"><text:span text:style-name="T2">99 &lt;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6" draw:style-name="gr8" draw:text-style-name="P10" draw:layer="layout" svg:width="10.113cm" svg:height="3.469cm" svg:x="1.299cm" svg:y="5.391cm">
          <text:p text:style-name="P1"><text:span text:style-name="T5">100=1-2*x</text:span></text:p>
          <text:p text:style-name="P1"><text:span text:style-name="T5">-2x=1-100</text:span></text:p>
          <text:p text:style-name="P1"><text:span text:style-name="T5">-2x=-99</text:span></text:p>
          <text:p text:style-name="P1"><text:span text:style-name="T5">x=99/2</text:span></text:p>
          <text:p text:style-name="P1"><text:span text:style-name="T5">x=49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efe55d120d_2_9:notes" draw:style-name="gr1" draw:layer="layout" svg:width="16.933cm" svg:height="9.524cm" svg:x="1.059cm" svg:y="1.905cm" draw:page-number="4" presentation:class="page"/>
          <draw:frame draw:name="Google Shape;106;gefe55d120d_2_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" draw:style-name="dp1" draw:master-page-name="SECTION_5f_TITLE_5f_AND_5f_DESCRIPTION">
        <draw:frame draw:name="Google Shape;121;p17" presentation:style-name="pr6" draw:text-style-name="P2" draw:layer="layout" svg:width="11.236cm" svg:height="2.157cm" svg:x="0.738cm" svg:y="0.514cm" presentation:class="title" presentation:user-transformed="true">
          <draw:text-box>
            <text:p text:style-name="P8"><text:span text:style-name="T4">Solution</text:span></text:p>
          </draw:text-box>
        </draw:frame>
        <draw:frame draw:name="Google Shape;122;p17" presentation:style-name="pr6" draw:text-style-name="P2" draw:layer="layout" svg:width="11.236cm" svg:height="2.157cm" svg:x="13.536cm" svg:y="0.514cm" presentation:class="title" presentation:user-transformed="true">
          <draw:text-box>
            <text:p text:style-name="P8"><text:span text:style-name="T1">Résultats</text:span></text:p>
          </draw:text-box>
        </draw:frame>
        <draw:custom-shape draw:name="Google Shape;123;p17" draw:style-name="gr4" draw:text-style-name="P9" draw:layer="layout" svg:width="1.664cm" svg:height="0.492cm" svg:x="13.815cm" svg:y="12.19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7" draw:style-name="gr6" draw:text-style-name="P6" draw:layer="layout" svg:width="9.729cm" svg:height="1.471cm" svg:x="1.491cm" svg:y="2.449cm">
          <draw:image xlink:href="Pictures/100002010000022A0000004F23082FF2F8BE95F5.png" xlink:type="simple" xlink:show="embed" xlink:actuate="onLoad">
            <text:p/>
          </draw:image>
        </draw:frame>
        <draw:frame draw:name="Google Shape;125;p17" draw:style-name="gr2" draw:text-style-name="P6" draw:layer="layout" svg:width="11.537cm" svg:height="8.77cm" svg:x="13.386cm" svg:y="3.777cm">
          <draw:image xlink:href="Pictures/100002010000024C000001BF2F85B8ED4092D4C0.png" xlink:type="simple" xlink:show="embed" xlink:actuate="onLoad">
            <text:p/>
          </draw:image>
        </draw:frame>
        <draw:frame draw:name="Google Shape;126;p17" draw:style-name="gr5" draw:text-style-name="P6" draw:layer="layout" svg:width="12.144cm" svg:height="6.67cm" svg:x="0.283cm" svg:y="5.324cm">
          <draw:image xlink:href="Pictures/1000020100000238000001387A0F9B253CDB9F45.png" xlink:type="simple" xlink:show="embed" xlink:actuate="onLoad">
            <text:p/>
          </draw:image>
        </draw:frame>
        <presentation:notes draw:style-name="dp2">
          <draw:page-thumbnail draw:name="Google Shape;118;gefe55d120d_2_18:notes" draw:style-name="gr1" draw:layer="layout" svg:width="16.933cm" svg:height="9.524cm" svg:x="1.059cm" svg:y="1.905cm" draw:page-number="5" presentation:class="page"/>
          <draw:frame draw:name="Google Shape;119;gefe55d120d_2_1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0;p9" draw:style-name="Mgr6" draw:text-style-name="MP10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9" draw:style-name="Mgr7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9" presentation:style-name="SECTION_5f_TITLE_5f_AND_5f_DESCRIPTION-title" draw:layer="backgroundobjects" svg:width="11.236cm" svg:height="4.345cm" svg:x="0.738cm" svg:y="3.198cm" presentation:class="title" presentation:placeholder="true" presentation:user-transformed="true">
        <draw:text-box/>
      </draw:frame>
      <draw:frame draw:name="Google Shape;6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65;p9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6.0.5.2$Linux_X86_64 LibreOffice_project/</meta:generator>
  </office:meta>
</office:document-meta>
</file>